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298cm" style:rel-column-width="5004*"/>
    </style:style>
    <style:style style:name="Table2.B" style:family="table-column">
      <style:table-column-properties style:column-width="1.683cm" style:rel-column-width="6486*"/>
    </style:style>
    <style:style style:name="Table2.C" style:family="table-column">
      <style:table-column-properties style:column-width="6.572cm" style:rel-column-width="25335*"/>
    </style:style>
    <style:style style:name="Table2.D" style:family="table-column">
      <style:table-column-properties style:column-width="7.447cm" style:rel-column-width="2871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left"/>
    </style:style>
    <style:style style:name="Table1.A" style:family="table-column">
      <style:table-column-properties style:column-width="2.469cm"/>
    </style:style>
    <style:style style:name="Table1.B" style:family="table-column">
      <style:table-column-properties style:column-width="2.676cm"/>
    </style:style>
    <style:style style:name="Table1.C" style:family="table-column">
      <style:table-column-properties style:column-width="3.745cm"/>
    </style:style>
    <style:style style:name="Table1.D" style:family="table-column">
      <style:table-column-properties style:column-width="8.11cm"/>
    </style:style>
    <style:style style:name="Table1.A1" style:family="table-cell">
      <style:table-cell-properties style:vertical-align="middle" fo:padding="0.049cm" fo:border="none"/>
    </style:style>
    <style:style style:name="Table3" style:family="table">
      <style:table-properties style:width="12.081cm" table:align="left"/>
    </style:style>
    <style:style style:name="Table3.A" style:family="table-column">
      <style:table-column-properties style:column-width="2.099cm"/>
    </style:style>
    <style:style style:name="Table3.B" style:family="table-column">
      <style:table-column-properties style:column-width="9.982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Standard">
      <style:text-properties fo:font-size="28pt" style:font-size-asian="28pt" style:font-size-complex="28pt"/>
    </style:style>
    <style:style style:name="P4" style:family="paragraph" style:parent-style-name="Table_20_Heading">
      <style:paragraph-properties fo:text-align="start" style:justify-single-word="false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Preformatted_20_Text">
      <style:paragraph-properties fo:margin-top="0cm" fo:margin-bottom="0.499cm"/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Heading_20_2" style:list-style-name="L1">
      <style:paragraph-properties fo:margin-left="-0.002cm" fo:margin-right="0cm" fo:text-indent="0cm" style:auto-text-indent="false">
        <style:tab-stops/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ile format specification for reqman requirements</text:p>
      <text:p text:style-name="Text_20_body">The requirements management tool Reqman stores requirements as files in a directory hierarchy which is described in this document.</text:p>
      <text:p text:style-name="Text_20_body">Requirements are stored as plain text files, optionally grouped into requirements packages using regular file system directories. All requirements are stored under the <text:span text:style-name="Strong_20_Emphasis">requirements</text:span> directory.</text:p>
      <text:p text:style-name="Standard"/>
      <text:h text:style-name="Heading_20_1" text:outline-level="1"><text:bookmark-start text:name="__RefHeading__340_936813343"/>Change history<text:bookmark-end text:name="__RefHeading__340_936813343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">Date</text:p>
          </table:table-cell>
          <table:table-cell table:style-name="Table2.A1" office:value-type="string">
            <text:p text:style-name="P2">Name</text:p>
          </table:table-cell>
          <table:table-cell table:style-name="Table2.A1" office:value-type="string">
            <text:p text:style-name="P2">Description</text:p>
          </table:table-cell>
          <table:table-cell table:style-name="Table2.D1" office:value-type="string">
            <text:p text:style-name="P2">Reason</text:p>
          </table:table-cell>
        </table:table-row>
        <table:table-row>
          <table:table-cell table:style-name="Table2.A2" office:value-type="string">
            <text:p text:style-name="Table_20_Contents">2012-06-29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Attributes Design-document and Test-cases document lists replaced with Documentation attribute</text:p>
          </table:table-cell>
          <table:table-cell table:style-name="Table2.D2" office:value-type="string">
            <text:p text:style-name="Table_20_Contents">The new Documentation attribute is more general and because the documentation directory structure is changed a documents type may be inferred by the location in the file system hiearachy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Standard"/>
      <text:h text:style-name="Heading_20_1" text:outline-level="1"><text:bookmark-start text:name="__RefHeading__342_936813343"/>Table of contents<text:bookmark-end text:name="__RefHeading__342_936813343"/></text:h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"><text:a xlink:type="simple" xlink:href="#__RefHeading__340_936813343" text:style-name="Index_20_Link" text:visited-style-name="Index_20_Link"><text:s/>1 Change history<text:tab/>1</text:a></text:p>
          <text:p text:style-name="P5"><text:a xlink:type="simple" xlink:href="#__RefHeading__342_936813343" text:style-name="Index_20_Link" text:visited-style-name="Index_20_Link"><text:s/>2 Table of contents<text:tab/>1</text:a></text:p>
          <text:p text:style-name="P5"><text:a xlink:type="simple" xlink:href="#__RefHeading__315_1848263920" text:style-name="Index_20_Link" text:visited-style-name="Index_20_Link"><text:s/>3 Requirements<text:tab/>1</text:a></text:p>
          <text:p text:style-name="P7"><text:a xlink:type="simple" xlink:href="#__RefHeading__317_1848263920" text:style-name="Index_20_Link" text:visited-style-name="Index_20_Link">Naming convention<text:tab/>1</text:a></text:p>
          <text:p text:style-name="P7"><text:a xlink:type="simple" xlink:href="#__RefHeading__319_1848263920" text:style-name="Index_20_Link" text:visited-style-name="Index_20_Link">Requirement file format<text:tab/>2</text:a></text:p>
          <text:p text:style-name="P7"><text:a xlink:type="simple" xlink:href="#__RefHeading__321_1848263920" text:style-name="Index_20_Link" text:visited-style-name="Index_20_Link">Link lists<text:tab/>2</text:a></text:p>
          <text:p text:style-name="P7"><text:a xlink:type="simple" xlink:href="#__RefHeading__323_1848263920" text:style-name="Index_20_Link" text:visited-style-name="Index_20_Link">Status codes<text:tab/>3</text:a></text:p>
          <text:p text:style-name="P7"><text:a xlink:type="simple" xlink:href="#__RefHeading__325_1848263920" text:style-name="Index_20_Link" text:visited-style-name="Index_20_Link"><text:s/>1.1 Example<text:tab/>3</text:a></text:p>
          <text:p text:style-name="P5"><text:a xlink:type="simple" xlink:href="#__RefHeading__327_1848263920" text:style-name="Index_20_Link" text:visited-style-name="Index_20_Link"><text:s/>4 Requirement package<text:tab/>3</text:a></text:p>
        </text:index-body>
      </text:table-of-content>
      <text:h text:style-name="Heading_20_1" text:outline-level="1"><text:bookmark-start text:name="__RefHeading__315_1848263920"/>Requirements<text:bookmark-end text:name="__RefHeading__315_1848263920"/></text:h>
      <text:p text:style-name="Text_20_body">Each requirement is stored in it's own file and contains name-value pairs describing the requirements properties and relationships. The requirement is intended to be brief and describe on a high level what is needed, implementation details, test cases and detailed design documentation meant to be referenced in other documents.</text:p>
      <text:h text:style-name="Heading_20_2" text:outline-level="2"><text:bookmark-start text:name="__RefHeading__317_1848263920"/>Naming convention<text:bookmark-end text:name="__RefHeading__317_1848263920"/></text:h>
      <text:p text:style-name="Text_20_body">Requirements files are named as<text:span text:style-name="Strong_20_Emphasis">[id]_[short name].req</text:span>, where <text:span text:style-name="Strong_20_Emphasis">[id]_</text:span> is an optional reference and <text:span text:style-name="Strong_20_Emphasis">[short name]</text:span> is best thought of as a terse description of the requirement. The file name may contain letters (upper- or lowercase), numbers, underscores(_), hyphens(-) and periods(.).</text:p>
      <text:p text:style-name="Text_20_body"><text:soft-page-break/>The prefix <text:span text:style-name="Strong_20_Emphasis">[id]_</text:span> is optional, but can be handy for reference purposes and describing what package the requirement belongs to.</text:p>
      <text:p text:style-name="Text_20_body">A requirement could be for example <text:span text:style-name="Strong_20_Emphasis">1.1_the-product-must-work-under-water.req</text:span>.</text:p>
      <text:h text:style-name="Heading_20_2" text:outline-level="2"><text:bookmark-start text:name="__RefHeading__319_1848263920"/>Requirement file format<text:bookmark-end text:name="__RefHeading__319_1848263920"/></text:h>
      <text:p text:style-name="Text_20_body">The requirement file consists of key value pairs in the form <text:span text:style-name="Strong_20_Emphasis">[key]:[value]</text:span>. White space between the key, colon and value is ignored. Keys are case insensitive. All values must be on same line (no line breaks)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Key</text:p>
          </table:table-cell>
          <table:table-cell table:style-name="Table1.A1" office:value-type="string">
            <text:p text:style-name="P4">Value</text:p>
          </table:table-cell>
          <table:table-cell table:style-name="Table1.A1" office:value-type="string">
            <text:p text:style-name="P4">Required</text:p>
          </table:table-cell>
          <table:table-cell table:style-name="Table1.A1" office:value-type="string">
            <text:p text:style-name="P4">Note</text:p>
          </table:table-cell>
        </table:table-row>
        <table:table-row>
          <table:table-cell table:style-name="Table1.A1" office:value-type="string">
            <text:p text:style-name="Table_20_Contents">Assigned on</text:p>
          </table:table-cell>
          <table:table-cell table:style-name="Table1.A1" office:value-type="string">
            <text:p text:style-name="Table_20_Contents"><text:span text:style-name="Emphasis">Date (yyyy-mm-dd)</text:span>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The date format is not configurable</text:p>
          </table:table-cell>
        </table:table-row>
        <table:table-row>
          <table:table-cell table:style-name="Table1.A1" office:value-type="string">
            <text:p text:style-name="Table_20_Contents">Assigned to</text:p>
          </table:table-cell>
          <table:table-cell table:style-name="Table1.A1" office:value-type="string">
            <text:p text:style-name="Table_20_Contents">[user]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The user that is responsible for the requirement, must be a valid user defined in the configuration</text:p>
          </table:table-cell>
        </table:table-row>
        <table:table-row>
          <table:table-cell table:style-name="Table1.A1" office:value-type="string">
            <text:p text:style-name="Table_20_Contents">Created by</text:p>
          </table:table-cell>
          <table:table-cell table:style-name="Table1.A1" office:value-type="string">
            <text:p text:style-name="Table_20_Contents">[user]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The user that created the requirement, must be a valid user defined in the configuration</text:p>
          </table:table-cell>
        </table:table-row>
        <table:table-row>
          <table:table-cell table:style-name="Table1.A1" office:value-type="string">
            <text:p text:style-name="Table_20_Contents">Created on</text:p>
          </table:table-cell>
          <table:table-cell table:style-name="Table1.A1" office:value-type="string">
            <text:p text:style-name="Table_20_Contents"><text:span text:style-name="Emphasis">Date (yyyy-mm-dd)</text:span>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The date format is not configurable</text:p>
          </table:table-cell>
        </table:table-row>
        <table:table-row>
          <table:table-cell table:style-name="Table1.A1" office:value-type="string">
            <text:p text:style-name="Table_20_Contents">Description</text:p>
          </table:table-cell>
          <table:table-cell table:style-name="Table1.A1" office:value-type="string">
            <text:p text:style-name="Table_20_Contents"><text:span text:style-name="Emphasis">String</text:span>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Describe what is required, but not intended for describing how the requirement will be met, that is to be done in a separate design document</text:p>
          </table:table-cell>
        </table:table-row>
        <table:table-row>
          <table:table-cell table:style-name="Table1.A1" office:value-type="string">
            <text:p text:style-name="Table_20_Contents">Depends on</text:p>
          </table:table-cell>
          <table:table-cell table:style-name="Table1.A1" office:value-type="string">
            <text:p text:style-name="Table_20_Contents">[link list] or <text:span text:style-name="Strong_20_Emphasis">none</text:span>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See below for explanation of link lists</text:p>
          </table:table-cell>
        </table:table-row>
        <table:table-row>
          <table:table-cell table:style-name="Table1.A1" office:value-type="string">
            <text:p text:style-name="Table_20_Contents">Documents</text:p>
          </table:table-cell>
          <table:table-cell table:style-name="Table1.A1" office:value-type="string">
            <text:p text:style-name="Table_20_Contents">[link list]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See below for explanation of <text:s/>link lists</text:p>
          </table:table-cell>
        </table:table-row>
        <table:table-row>
          <table:table-cell table:style-name="Table1.A1" office:value-type="string">
            <text:p text:style-name="Table_20_Contents">Estimated effort</text:p>
          </table:table-cell>
          <table:table-cell table:style-name="Table1.A1" office:value-type="string">
            <text:p text:style-name="Table_20_Contents">[duration]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Estimated duration of work for one person to complete, can be either hours or days, e.g. 24h or 1d</text:p>
          </table:table-cell>
        </table:table-row>
        <table:table-row>
          <table:table-cell table:style-name="Table1.A1" office:value-type="string">
            <text:p text:style-name="Table_20_Contents">Estimated cost</text:p>
          </table:table-cell>
          <table:table-cell table:style-name="Table1.A1" office:value-type="string">
            <text:p text:style-name="Table_20_Contents"><text:span text:style-name="Emphasis">Integer</text:span>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Estimated cost to complete requirement</text:p>
          </table:table-cell>
        </table:table-row>
        <table:table-row>
          <table:table-cell table:style-name="Table1.A1" office:value-type="string">
            <text:p text:style-name="Table_20_Contents">Note</text:p>
          </table:table-cell>
          <table:table-cell table:style-name="Table1.A1" office:value-type="string">
            <text:p text:style-name="Table_20_Contents"><text:span text:style-name="Emphasis">String</text:span>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Supplemental information</text:p>
          </table:table-cell>
        </table:table-row>
        <table:table-row>
          <table:table-cell table:style-name="Table1.A1" office:value-type="string">
            <text:p text:style-name="Table_20_Contents">Rationale</text:p>
          </table:table-cell>
          <table:table-cell table:style-name="Table1.A1" office:value-type="string">
            <text:p text:style-name="Table_20_Contents"><text:span text:style-name="Emphasis">String</text:span>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Reason for requirement</text:p>
          </table:table-cell>
        </table:table-row>
        <table:table-row>
          <table:table-cell table:style-name="Table1.A1" office:value-type="string">
            <text:p text:style-name="Table_20_Contents">Rejected by</text:p>
          </table:table-cell>
          <table:table-cell table:style-name="Table1.A1" office:value-type="string">
            <text:p text:style-name="Table_20_Contents">[stakeholder]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User that rejected requirement, must be valid user defined in the configuration</text:p>
          </table:table-cell>
        </table:table-row>
        <table:table-row>
          <table:table-cell table:style-name="Table1.A1" office:value-type="string">
            <text:p text:style-name="Table_20_Contents">Status</text:p>
          </table:table-cell>
          <table:table-cell table:style-name="Table1.A1" office:value-type="string">
            <text:p text:style-name="Table_20_Contents">[status code]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See below for list of status codes</text:p>
          </table:table-cell>
        </table:table-row>
        <table:table-row>
          <table:table-cell table:style-name="Table1.A1" office:value-type="string">
            <text:p text:style-name="Table_20_Contents">Status reason</text:p>
          </table:table-cell>
          <table:table-cell table:style-name="Table1.A1" office:value-type="string">
            <text:p text:style-name="Table_20_Contents"><text:span text:style-name="Emphasis">String</text:span></text:p>
          </table:table-cell>
          <table:table-cell table:style-name="Table1.A1" office:value-type="string">
            <text:p text:style-name="Table_20_Contents">Yes, except is status <text:span text:style-name="Strong_20_Emphasis">approved</text:span> or <text:span text:style-name="Strong_20_Emphasis">elaboration</text:span></text:p>
          </table:table-cell>
          <table:table-cell table:style-name="Table1.A1" office:value-type="string">
            <text:p text:style-name="Table_20_Contents">Explanation why requirement has a given status</text:p>
          </table:table-cell>
        </table:table-row>
        <table:table-row>
          <table:table-cell table:style-name="Table1.A1" office:value-type="string">
            <text:p text:style-name="Table_20_Contents">Todo</text:p>
          </table:table-cell>
          <table:table-cell table:style-name="Table1.A1" office:value-type="string">
            <text:p text:style-name="Table_20_Contents"><text:span text:style-name="Emphasis">String</text:span>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There may be more than one to-dos defined</text:p>
          </table:table-cell>
        </table:table-row>
      </table:table>
      <text:h text:style-name="Heading_20_2" text:outline-level="2"><text:bookmark-start text:name="__RefHeading__321_1848263920"/>Link lists<text:bookmark-end text:name="__RefHeading__321_1848263920"/></text:h>
      <text:p text:style-name="Text_20_body">The keys <text:span text:style-name="Strong_20_Emphasis">Depends on</text:span> and <text:span text:style-name="Strong_20_Emphasis">Documents</text:span> accept a comma separated list of links to the respective files, <text:soft-page-break/>alternatively the value <text:span text:style-name="Strong_20_Emphasis">none</text:span> may be used to explicitly state that there are no links.</text:p>
      <text:p text:style-name="Text_20_body">All link references must be relative to their respective top level directory, either <text:span text:style-name="Strong_20_Emphasis">requirements</text:span> or <text:span text:style-name="Strong_20_Emphasis">documentation</text:span>. E.g. a valid <text:span text:style-name="Strong_20_Emphasis">Depends on</text:span> list could be <text:span text:style-name="Strong_20_Emphasis">1_serve-content/1.1_use-http-protocol, 1_serve-content/1.2_maintain-htaccess-compatability</text:span>, where both requirements must be in the <text:span text:style-name="Strong_20_Emphasis">requirements/1_serve-content</text:span> directory. Links to file names that contain spaces must be quoted using single or double quotes.</text:p>
      <text:p text:style-name="Text_20_body">The directory separator is always forward slash(/) regardless of host operating system.</text:p>
      <text:h text:style-name="Heading_20_2" text:outline-level="2"><text:bookmark-start text:name="__RefHeading__323_1848263920"/>Status codes<text:bookmark-end text:name="__RefHeading__323_1848263920"/></text:h>
      <text:p text:style-name="Text_20_body">A requirement may have the following status codes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Code</text:p>
          </table:table-cell>
          <table:table-cell table:style-name="Table3.A1" office:value-type="string">
            <text:p text:style-name="P4">Description</text:p>
          </table:table-cell>
        </table:table-row>
        <table:table-row>
          <table:table-cell table:style-name="Table3.A1" office:value-type="string">
            <text:p text:style-name="Table_20_Contents">elaboration</text:p>
          </table:table-cell>
          <table:table-cell table:style-name="Table3.A1" office:value-type="string">
            <text:p text:style-name="Table_20_Contents">Not fully specified/missing information, needs more work</text:p>
          </table:table-cell>
        </table:table-row>
        <table:table-row>
          <table:table-cell table:style-name="Table3.A1" office:value-type="string">
            <text:p text:style-name="Table_20_Contents">rejected</text:p>
          </table:table-cell>
          <table:table-cell table:style-name="Table3.A1" office:value-type="string">
            <text:p text:style-name="Table_20_Contents">Will not be implemented</text:p>
          </table:table-cell>
        </table:table-row>
        <table:table-row>
          <table:table-cell table:style-name="Table3.A1" office:value-type="string">
            <text:p text:style-name="Table_20_Contents">approved</text:p>
          </table:table-cell>
          <table:table-cell table:style-name="Table3.A1" office:value-type="string">
            <text:p text:style-name="Table_20_Contents">Will be implemented</text:p>
          </table:table-cell>
        </table:table-row>
        <table:table-row>
          <table:table-cell table:style-name="Table3.A1" office:value-type="string">
            <text:p text:style-name="Table_20_Contents">postponed</text:p>
          </table:table-cell>
          <table:table-cell table:style-name="Table3.A1" office:value-type="string">
            <text:p text:style-name="Table_20_Contents">May be implemented at later date</text:p>
          </table:table-cell>
        </table:table-row>
      </table:table>
      <text:list xml:id="list2111868378" text:style-name="L1">
        <text:list-item>
          <text:list>
            <text:list-header>
              <text:h text:style-name="P8" text:outline-level="2"><text:bookmark-start text:name="__RefHeading__325_1848263920"/>Example<text:bookmark-end text:name="__RefHeading__325_1848263920"/></text:h>
            </text:list-header>
          </text:list>
        </text:list-item>
      </text:list>
      <text:p text:style-name="Text_20_body">The following is an example of the requirement <text:span text:style-name="Strong_20_Emphasis">requirements/1_serve-content/1.1_use-http-protocol</text:span>.</text:p>
      <text:p text:style-name="Preformatted_20_Text"><text:s/>Assigned on: 2012-06-24</text:p>
      <text:p text:style-name="Preformatted_20_Text"><text:s/>Assigned to: mr-pink</text:p>
      <text:p text:style-name="Preformatted_20_Text"><text:s/>Created by: mr-black</text:p>
      <text:p text:style-name="Preformatted_20_Text"><text:s/>Created on: 2012-06-02</text:p>
      <text:p text:style-name="Preformatted_20_Text"><text:s/>Depends on: 2_web-server-core, 3_network-connectivity/3.1_tcp-ip-support</text:p>
      <text:p text:style-name="Preformatted_20_Text"><text:s/>Documents: 'system overview.uml', 'network interface.doc', tc-144.xls, tc -145.xls</text:p>
      <text:p text:style-name="Preformatted_20_Text"><text:s/>Description: The web server must communicate using the HTTP protocol.</text:p>
      <text:p text:style-name="Preformatted_20_Text"><text:s/>Rationale: HTTP is standard requirement for a web server.</text:p>
      <text:p text:style-name="Preformatted_20_Text"><text:s/>Note: Support for ipv6 is not required.</text:p>
      <text:p text:style-name="Preformatted_20_Text"><text:s/>Status: elaboration</text:p>
      <text:p text:style-name="Preformatted_20_Text"><text:s/>Todo: Check that SSL support is not required</text:p>
      <text:p text:style-name="Preformatted_20_Text"><text:s/>Todo: Link to HTTP specification</text:p>
      <text:p text:style-name="P6"/>
      <text:h text:style-name="Heading_20_1" text:outline-level="1"><text:bookmark-start text:name="__RefHeading__327_1848263920"/>Requirement package<text:bookmark-end text:name="__RefHeading__327_1848263920"/></text:h>
      <text:p text:style-name="Text_20_body">Requirements may be divided into packages for easing understanding and breaking them into bite size chunks. A requirements package is simply a directory that contains requirements or other requirements packages. A package can contain key/value settings, the settings are stored in a file called 'attributes.pkg' in the package directory. The key/value settings are equivalent to those used for requirements and naming convention is the same, except packages do not have a '.req' suffix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roid Sans" style:font-size-asian="18pt" style:font-weight-asian="bold" style:font-name-complex="Free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roid Sans" style:font-size-asian="14pt" style:font-weight-asian="bold" style:font-name-complex="Free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Project: Reqy</text:p>
      </style:header>
      <style:footer>
        <text:p text:style-name="MP1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5T17:07:20</meta:creation-date>
    <meta:generator>LibreOffice/3.5$Linux_x86 LibreOffice_project/350m1$Build-2</meta:generator>
    <dc:date>2012-07-01T19:57:11</dc:date>
    <meta:editing-duration>PT4M11S</meta:editing-duration>
    <meta:editing-cycles>11</meta:editing-cycles>
    <meta:document-statistic meta:table-count="3" meta:image-count="0" meta:object-count="0" meta:page-count="3" meta:paragraph-count="128" meta:word-count="796" meta:character-count="5229" meta:non-whitespace-character-count="4601"/>
  </office:meta>
</office:document-meta>
</file>